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ource Han Sans JP Medium" svg:font-family="'Source Han Sans JP Medium'" style:font-family-generic="swiss"/>
    <style:font-face style:name="Source Han Sans JP Regular" svg:font-family="'Source Han Sans JP Regular'" style:font-family-generic="swiss"/>
    <style:font-face style:name="Source Han Sans JP Regular1" svg:font-family="'Source Han Sans JP Regular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ource Han Sans JP Regular1" fo:font-size="8pt" style:font-name-asian="Source Han Sans JP Regular1" style:font-size-asian="8pt" style:font-size-complex="8pt"/>
    </style:style>
    <style:style style:name="P2" style:family="paragraph" style:parent-style-name="Standard">
      <style:paragraph-properties fo:line-height="0.423cm"/>
      <style:text-properties style:font-name="Source Han Sans JP Regular1" fo:font-size="8pt" style:font-name-asian="Source Han Sans JP Regular1" style:font-size-asian="8pt" style:font-size-complex="8pt"/>
    </style:style>
    <style:style style:name="P3" style:family="paragraph" style:parent-style-name="Standard">
      <style:text-properties style:font-name="Source Han Sans JP Regular1" style:font-name-asian="Source Han Sans JP Regular1"/>
    </style:style>
    <style:style style:name="P4" style:family="paragraph" style:parent-style-name="Standard">
      <style:paragraph-properties fo:line-height="0.423cm"/>
      <style:text-properties style:font-name="Source Han Sans JP Regular1" fo:font-size="8pt" style:font-name-asian="Source Han Sans JP Regular1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1eb6a1"/>
    </style:style>
    <style:style style:name="T3" style:family="text">
      <style:text-properties officeooo:rsid="00200242"/>
    </style:style>
    <style:style style:name="T4" style:family="text">
      <style:text-properties officeooo:rsid="0021a4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medaka</text:p>
      <text:p text:style-name="P2"/>
      <text:p text:style-name="P2">Within a bowl,</text:p>
      <text:p text:style-name="P2">Darting himedaka/rice fish,</text:p>
      <text:p text:style-name="P2">why, so futilely,</text:p>
      <text:p text:style-name="P2">Like red-hot nails,</text:p>
      <text:p text:style-name="P2">do you carve tunnels</text:p>
      <text:p text:style-name="P2">　　　through the water?</text:p>
      <text:p text:style-name="P2">O, pitiful pioneer,</text:p>
      <text:p text:style-name="P2">there is no revolution</text:p>
      <text:p text:style-name="P2">　　　above the surface.</text:p>
      <text:p text:style-name="P2"/>
      <text:p text:style-name="P2"/>
      <text:p text:style-name="P2"><text:bookmark-start text:name="__DdeLink__112_610545145"/>緋目高<text:bookmark-end text:name="__DdeLink__112_610545145"/></text:p>
      <text:p text:style-name="P2">与謝野晶子</text:p>
      <text:p text:style-name="P2"/>
      <text:p text:style-name="P2">鉢のなかの</text:p>
      <text:p text:style-name="P2">活溌な緋目高よ、</text:p>
      <text:p text:style-name="P3"><text:span text:style-name="T1">赤く焼けた釘</text:span><text:bookmark-start text:name="__DdeLink__116_610545145"/><text:span text:style-name="T1">で</text:span><text:bookmark-end text:name="__DdeLink__116_610545145"/></text:p>
      <text:p text:style-name="P2">なぜ、そんなに無駄に</text:p>
      <text:p text:style-name="P2">水に孔を開けるのか。</text:p>
      <text:p text:style-name="P2">気の毒な先覚者よ、</text:p>
      <text:p text:style-name="P2">革命は水の上に無い。</text:p>
      <text:p text:style-name="P2"/>
      <text:p text:style-name="P2">赤く焼けた釘で literally “with/using red-burned nails”.</text:p>
      <text:p text:style-name="P2"/>
      <text:p text:style-name="P2">Within a bowl,</text:p>
      <text:p text:style-name="P2">O, lively rice fish,</text:p>
      <text:p text:style-name="P2">why, so futilely,</text:p>
      <text:p text:style-name="P2">Red-hot nails,</text:p>
      <text:p text:style-name="P2">do you carve tunnels</text:p>
      <text:p text:style-name="P2">　　　in the water?</text:p>
      <text:p text:style-name="P2">Pitiful pioneer,</text:p>
      <text:p text:style-name="P2">there is no revolution</text:p>
      <text:p text:style-name="P2">　　　above the surface.</text:p>
      <text:p text:style-name="P2"/>
      <text:p text:style-name="P2">Within a bowl,</text:p>
      <text:p text:style-name="P2">O, lively himedaka,</text:p>
      <text:p text:style-name="P2">why, so futilely,</text:p>
      <text:p text:style-name="P2">as red-hot nails,</text:p>
      <text:p text:style-name="P2">do you carve tunnels</text:p>
      <text:p text:style-name="P2"><text:tab/>through the water?</text:p>
      <text:p text:style-name="P2">[O,] pitiful pioneer,</text:p>
      <text:p text:style-name="P2">there is no revolution</text:p>
      <text:p text:style-name="P2"><text:tab/>above the surface.</text:p>
      <text:p text:style-name="P2"/>
      <text:p text:style-name="P2"><text:span text:style-name="T3">A friend</text:span>’s interpretation and notes:</text:p>
      <text:p text:style-name="P2">{O fish, (no matter how you phrase this i will always type O fish.)</text:p>
      <text:p text:style-name="P2">Why so senslessly</text:p>
      <text:p text:style-name="P2">Like iron heated red</text:p>
      <text:p text:style-name="P2">Carve tunnels through the water?</text:p>
      <text:p text:style-name="P2">O pitiful pioneer</text:p>
      <text:p text:style-name="P2">There is no revolution above the surface</text:p>
      <text:p text:style-name="P2"/>
      <text:p text:style-name="P2">I was thinking maybe really emphasize the thunder and the emotion</text:p>
      <text:p text:style-name="P2">And then make it crash down by factoring in the scale and futility}</text:p>
      <text:p text:style-name="P2"/>
      <text:p text:style-name="P2">Worth noting 炎日 by same author for its imagery of 緋目高 fish.</text:p>
      <text:p text:style-name="P2"/>
      <text:p text:style-name="P2"><text:span text:style-name="T3">A family member’s</text:span> interpretation:</text:p>
      <text:p text:style-name="P2">{Inside a bowl,</text:p>
      <text:p text:style-name="P2">little/the red rice fish darting</text:p>
      <text:p text:style-name="P2">like red hot nails.</text:p>
      <text:p text:style-name="P2">Why, the sad protagonist/activist</text:p>
      <text:p text:style-name="P2">so pointlessly</text:p>
      <text:p text:style-name="P2">opening holes in the water.</text:p>
      <text:p text:style-name="P2">There is no revolution</text:p>
      <text:p text:style-name="P2">on the surface.</text:p>
      <text:p text:style-name="P2"/>
      <text:p text:style-name="P2">Why, so pointlessly</text:p>
      <text:p text:style-name="P2">opening holes in the water,</text:p>
      <text:p text:style-name="P2">the sad activist.</text:p>
      <text:p text:style-name="P2">There is no revolution</text:p>
      <text:p text:style-name="P2">over the surface.}</text:p>
      <text:p text:style-name="P2"/>
      <text:p text:style-name="P2">§</text:p>
      <text:p text:style-name="P2"/>
      <text:p text:style-name="P2">鉢のなかの</text:p>
      <text:p text:style-name="P2">鉢 Pot, bowl, &amp;c.</text:p>
      <text:p text:style-name="P2">の Possessive particle.</text:p>
      <text:p text:style-name="P2">なか Inside, within.</text:p>
      <text:p text:style-name="P2">So “Inside a bowl.”</text:p>
      <text:p text:style-name="P2"/>
      <text:p text:style-name="P2">活溌な緋目高よ、</text:p>
      <text:p text:style-name="P2">活溌な Lively, vigorous, &amp;c..</text:p>
      <text:p text:style-name="P2">緋目高 Himedaka, Japanese rice fish.</text:p>
      <text:p text:style-name="P2">よ Emphasis particle.</text:p>
      <text:p text:style-name="P1">“Lively rice fish”</text:p>
      <text:p text:style-name="P1"/>
      <text:p text:style-name="P3"><text:span text:style-name="T1">赤く焼けた釘</text:span><text:bookmark-start text:name="__DdeLink__116_6105451451"/><text:span text:style-name="T1">で</text:span><text:bookmark-end text:name="__DdeLink__116_6105451451"/></text:p>
      <text:p text:style-name="P1">赤く Red (as an adverb)</text:p>
      <text:p text:style-name="P1">焼けた Burned, cooked, fried , &amp;c.</text:p>
      <text:p text:style-name="P1">釘 Nail, metal pin.</text:p>
      <text:p text:style-name="P3"><text:bookmark-start text:name="__DdeLink__116_61054514511"/><text:span text:style-name="T1">で</text:span><text:bookmark-end text:name="__DdeLink__116_61054514511"/><text:span text:style-name="T1"> Particle indicating use, often translating as “with” or “using”. Can also indicate time, place, &amp;c.</text:span></text:p>
      <text:p text:style-name="P3"><text:span text:style-name="T1">Note: This line requires more explanation*.</text:span></text:p>
      <text:p text:style-name="P2"/>
      <text:p text:style-name="P2">なぜ、そんなに無駄に</text:p>
      <text:p text:style-name="P2">なぜ Why, how? (Slightly formal.)</text:p>
      <text:p text:style-name="P2">そんなに Like that, to that extent.</text:p>
      <text:p text:style-name="P2"><text:soft-page-break/>無駄に Pointlessly, futilely.</text:p>
      <text:p text:style-name="P2">“Why, so pointlessly,”</text:p>
      <text:p text:style-name="P2"/>
      <text:p text:style-name="P2">水に孔を開けるのか。</text:p>
      <text:p text:style-name="P2">水 Water.</text:p>
      <text:p text:style-name="P2">に Directional, showing place. In this case indicating “in” the water.</text:p>
      <text:p text:style-name="P2">孔 Cavity, hole, slit, tunnel.</text:p>
      <text:p text:style-name="P2">を Transitive verb particle, because the verb coming up is transitive.</text:p>
      <text:p text:style-name="P2">開ける To open [something] (transitive).</text:p>
      <text:p text:style-name="P2">のか Two sentence-ending particles, one seeking explanation, the other the question marker.</text:p>
      <text:p text:style-name="P2">“Open holes in the water?”</text:p>
      <text:p text:style-name="P2"/>
      <text:p text:style-name="P2">気の毒な先覚者よ、</text:p>
      <text:p text:style-name="P2">気の毒な Unfortunate, pitiful.</text:p>
      <text:p text:style-name="P2">先覚者 Pioneer, seer, “enlightened spirit”.</text:p>
      <text:p text:style-name="P2">“Unfortunate pioneer.”</text:p>
      <text:p text:style-name="P2"/>
      <text:p text:style-name="P2"><text:bookmark-start text:name="__DdeLink__1084_610545145"/>革命は水の上に無い。<text:bookmark-end text:name="__DdeLink__1084_610545145"/></text:p>
      <text:p text:style-name="P2">革命 Revolution.</text:p>
      <text:p text:style-name="P2">は Topic marker particle, in this case showing that we’re talking about the preceding revolution.</text:p>
      <text:p text:style-name="P2">上 Above, on, &amp;c.</text:p>
      <text:p text:style-name="P2">無い Not, isn’t.</text:p>
      <text:p text:style-name="P2">“Revolution is not above the water.”</text:p>
      <text:p text:style-name="P2"/>
      <text:p text:style-name="P2">*The line requiring explanation, “赤く焼けた釘で” translates fairly literally, when taken out of context, as “with/using red-burned nails”, though in this case it is kind of referring to the fish themselves.</text:p>
      <text:p text:style-name="P2"/>
      <text:p text:style-name="P2">§</text:p>
      <text:p text:style-name="P2"/>
      <text:p text:style-name="P2">Pitiful pioneer.</text:p>
      <text:p text:style-name="P2">Pitiful precursor.</text:p>
      <text:p text:style-name="P2">Unfortunate pathfinder.</text:p>
      <text:p text:style-name="P2">Pitiful leader.</text:p>
      <text:p text:style-name="P2">Unfortunate explorer.</text:p>
      <text:p text:style-name="P2">Pitiful forerunn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ource Han Sans JP Medium" svg:font-family="'Source Han Sans JP Medium'" style:font-family-generic="swiss"/>
    <style:font-face style:name="Source Han Sans JP Regular" svg:font-family="'Source Han Sans JP Regular'" style:font-family-generic="swiss"/>
    <style:font-face style:name="Source Han Sans JP Regular1" svg:font-family="'Source Han Sans JP Regular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ource Han Sans JP Regular" fo:font-size="12pt" fo:language="en" fo:country="GB" style:letter-kerning="true" style:font-name-asian="Source Han Sans JP Regular" style:font-size-asian="12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ource Han Sans JP Regular" fo:font-size="12pt" fo:language="en" fo:country="GB" style:letter-kerning="true" style:font-name-asian="Source Han Sans JP Regular" style:font-size-asian="12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ource Han Sans JP Medium" fo:font-family="'Source Han Sans JP Medium'" style:font-family-generic="swiss" fo:font-size="14pt" style:font-name-asian="Source Han Sans JP Medium" style:font-family-asian="'Source Han Sans JP Medium'" style:font-family-generic-asian="swis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Source Han Sans JP Regular" fo:font-family="'Source Han Sans JP Regular'" style:font-family-generic="swiss" style:font-name-asian="Source Han Sans JP Regular" style:font-family-asian="'Source Han Sans JP Regular'" style:font-family-generic-asian="swiss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ource Han Sans JP Regular" fo:font-family="'Source Han Sans JP Regular'" style:font-family-generic="swiss" fo:font-size="12pt" fo:font-style="italic" style:font-name-asian="Source Han Sans JP Regular" style:font-family-asian="'Source Han Sans JP Regular'" style:font-family-generic-asian="swis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Han Sans JP Regular" fo:font-family="'Source Han Sans JP Regular'" style:font-family-generic="swiss" style:font-name-asian="Source Han Sans JP Regular" style:font-family-asian="'Source Han Sans JP Regular'" style:font-family-generic-asian="swiss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25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22:24:03</meta:creation-date>
    <dc:date>2020-03-04T00:19:37.774817179</dc:date>
    <meta:editing-duration>PT6H16M52S</meta:editing-duration>
    <meta:editing-cycles>55</meta:editing-cycles>
    <meta:generator>LibreOffice/6.1.5.2$Linux_X86_64 LibreOffice_project/10$Build-2</meta:generator>
    <meta:document-statistic meta:table-count="0" meta:image-count="0" meta:object-count="0" meta:page-count="2" meta:paragraph-count="110" meta:word-count="606" meta:character-count="2824" meta:non-whitespace-character-count="2465"/>
  </office:meta>
</office:document-meta>
</file>